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Normal" style:family="paragraph">
      <style:paragraph-properties fo:text-align="justify"/>
      <style:text-properties style:font-name="Times New Roman" fo:font-size="12pt" style:font-size-asian="12pt"/>
    </style:style>
    <style:style style:name="P4" style:parent-style-name="Overskrift2" style:family="paragraph">
      <style:paragraph-properties fo:text-align="justify"/>
    </style:style>
    <style:style style:name="P5" style:parent-style-name="Normal" style:family="paragraph">
      <style:paragraph-properties fo:text-align="justify"/>
      <style:text-properties style:font-name="Times New Roman" fo:font-size="12pt" style:font-size-asian="12pt"/>
    </style:style>
    <style:style style:name="P6" style:parent-style-name="Normal" style:family="paragraph">
      <style:paragraph-properties fo:text-align="justify"/>
    </style:style>
    <style:style style:name="P7" style:parent-style-name="Overskrift2" style:family="paragraph">
      <style:paragraph-properties fo:text-align="justify"/>
    </style:style>
    <style:style style:name="P8" style:parent-style-name="Normal" style:family="paragraph">
      <style:paragraph-properties fo:text-align="justify"/>
      <style:text-properties style:font-name="Times New Roman" fo:font-size="12pt" style:font-size-asian="12pt"/>
    </style:style>
    <style:style style:name="P9" style:parent-style-name="Normal" style:family="paragraph">
      <style:paragraph-properties fo:text-align="justify"/>
      <style:text-properties style:font-name="Times New Roman" fo:font-size="12pt" style:font-size-asian="12pt"/>
    </style:style>
    <style:style style:name="P10" style:parent-style-name="Normal" style:family="paragraph">
      <style:paragraph-properties fo:text-align="justify"/>
      <style:text-properties style:font-name="Times New Roman" fo:font-size="12pt" style:font-size-asian="12pt"/>
    </style:style>
    <style:style style:name="P11" style:parent-style-name="Overskrift2" style:family="paragraph">
      <style:paragraph-properties fo:text-align="justify"/>
    </style:style>
    <style:style style:name="P12" style:parent-style-name="Ingenafstand" style:family="paragraph">
      <style:paragraph-properties fo:text-align="justify"/>
    </style:style>
  </office:automatic-styles>
  <office:body>
    <office:text text:use-soft-page-breaks="true">
      <text:h text:style-name="P1" text:outline-level="1">Fremtidige implementeringer</text:h>
      <text:p text:style-name="P2">Vi har gjort os en masse overvejelser over hvad vi gerne ville havde med i programmet. Nogle af de ting som vi gerne ville havde haft som vi desværre ikke<text:s/>nåede / havde erfaringen til det.</text:p>
      <text:p text:style-name="P3"/>
      <text:h text:style-name="P4" text:outline-level="2">Autogenereret PDF fil</text:h>
      <text:p text:style-name="P5">Vi kunne godt havde tænkt os at få autogeneret den PDF fil som fog skal udlevere til kunden med bygnings indstrukser. Dette ville gøre det både nemmere og lækre for kunden at arbejde med da de ville<text:s/>få en tegning med deres egne mål på. Dette ville også gøre det nemmere for fog da en medarbejder så ikke mere skulle bruge tid på at sidde og plukke for diverse andre manualer for at få lavet en så god til kunden som muligt.</text:p>
      <text:p text:style-name="P6"/>
      <text:h text:style-name="P7" text:outline-level="2">Gamle carporte design + ordrer</text:h>
      <text:p text:style-name="P8">På det givne tidspunkt er det ikke muligt at se mere end den sidste gemte carport. Dette kunne vi godt tænke os at udvide til man for eksempel kunne se ens 50 sidste byggede carporte for at give det bedre overblik over hvad man har lavet og på den måde vælge den man er mest tilfreds med.</text:p>
      <text:p text:style-name="P9">Det<text:s/>er desværre<text:s/>ikke muligt for kunden at se de ordrer de har placeret og hvor langt de er i processen med at få dem behandlet. Dog har vi valgt at det ikke var den vigtiste feature da fog ville være i telefonisk kontakt eller kontakt med kunden over mail.</text:p>
      <text:p text:style-name="P10"/>
      <text:h text:style-name="P11" text:outline-level="2">Bedre admin panel</text:h>
      <text:p text:style-name="P12">Det admin panel som vi har på det givne tidspunkt fungere til de fleste basale ting. Det kunne dog godt ønskes at havde flere muligheder som for eksempel at søge information om en bruger ud fra deres kunde nummer som en fog medarbejder for udleveret når de tager en ordrer. Det kunne også tænkes at udvide den del af siden hvor de ser de forskellige ordrer så der også står et telefon nummer / email på kunden og hvor de eventuelt kunne tage nogen noter efter samtale med kunden så man på den måde bedst kunne finde ud af hvordan det hele skulle hænge sammen efter diverse samtaler man har haft med kun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keyword" style:display-name="keyword" style:family="text" style:parent-style-name="Standardskrifttypeiafsnit"/>
    <style:style style:name="string" style:display-name="string" style:family="text" style:parent-style-name="Standardskrifttypeiafsnit"/>
    <style:style style:name="comment" style:display-name="comment" style:family="text" style:parent-style-name="Standardskrifttypeiafsnit"/>
    <style:style style:name="Heading2Char" style:display-name="Heading 2 Char"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Ingenafstand" style:display-name="Ing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26T16:31:00Z</meta:creation-date>
    <dc:date>2017-05-28T15:06:00Z</dc:date>
    <meta:template xlink:href="Normal" xlink:type="simple"/>
    <meta:editing-cycles>6</meta:editing-cycles>
    <meta:editing-duration>PT21060S</meta:editing-duration>
    <meta:document-statistic meta:page-count="1" meta:paragraph-count="3" meta:word-count="263" meta:character-count="1865" meta:row-count="13" meta:non-whitespace-character-count="1605"/>
  </office:meta>
</office:document-meta>
</file>